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y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nputStream( boolean releaseOn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( CharSequence charSequence , Charset char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nsureCapacity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ainedSlice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